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dd IITKGP,KGPCAMPUS,HALL,RK,student ID='154',Name='s3',Address='RK',Pincode=745689,Age=21,Email='s3@gmail.com',Department='CSE'</text:p>
      <text:p text:style-name="P1"/>
      <text:p text:style-name="P1">modify IITKGP,KGPCAMPUS,HALL,RK,student ID='154',Name='jihad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